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a84d" officeooo:paragraph-rsid="0002a8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2:23:26.764706678</meta:creation-date>
    <dc:date>2017-09-14T12:23:41.944985398</dc:date>
    <meta:editing-duration>PT15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5.1.6.2$Linux_X86_64 LibreOffice_project/10m0$Build-2</meta:generator>
  </office:meta>
</office:document-meta>
</file>